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320" draw:textarea-horizontal-align="justify" draw:textarea-vertical-align="middle" draw:auto-grow-height="false" fo:min-height="6.531cm" fo:min-width="6.011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5.581cm" fo:min-width="5.093cm"/>
    </style:style>
    <style:style style:name="P1" style:family="paragraph">
      <loext:graphic-properties draw:fill-color="#ffd320"/>
      <style:paragraph-properties fo:text-align="center"/>
    </style:style>
    <style:style style:name="P2" style:family="paragraph">
      <loext:graphic-properties draw:fill-color="#ff950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8.417cm" svg:height="19.177cm" svg:x="1.31cm" svg:y="3.613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" draw:text-style-name="P2" draw:layer="layout" svg:width="7.909cm" svg:height="8.245cm" svg:x="6.53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7T14:08:27.508336023</meta:creation-date>
    <dc:date>2020-07-07T14:12:17.425344615</dc:date>
    <meta:editing-duration>PT3M50S</meta:editing-duration>
    <meta:editing-cycles>1</meta:editing-cycles>
    <meta:document-statistic meta:object-count="2"/>
    <meta:generator>LibreOffice/6.0.7.3$Linux_X86_64 LibreOffice_project/00m0$Build-3</meta:generator>
  </office:meta>
</office:document-meta>
</file>